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fo:font-size="10pt" style:font-size-asian="10pt" style:font-size-complex="10pt"/>
    </style:style>
    <style:style style:name="P25" style:family="paragraph" style:parent-style-name="Text_20_body" style:list-style-name="L7"/>
    <style:style style:name="P26" style:family="paragraph" style:parent-style-name="Text_20_body" style:list-style-name="L8">
      <style:text-properties style:font-name="Courier New" fo:font-size="10pt" style:font-size-asian="10pt" style:font-size-complex="10pt"/>
    </style:style>
    <style:style style:name="P27" style:family="paragraph" style:parent-style-name="Preformatted_20_Text">
      <style:paragraph-properties fo:margin-top="0in" fo:margin-bottom="0.1965in"/>
      <style:text-properties style:font-name="Courier New" fo:font-size="10pt" style:font-size-asian="10pt" style:font-size-complex="10pt"/>
    </style:style>
    <style:style style:name="P28" style:family="paragraph" style:parent-style-name="Preformatted_20_Text">
      <style:text-properties style:font-name="Courier New"/>
    </style:style>
    <style:style style:name="P29" style:family="paragraph" style:parent-style-name="Preformatted_20_Text">
      <style:paragraph-properties fo:margin-top="0in" fo:margin-bottom="0.1965in"/>
      <style:text-properties style:font-name="Courier New"/>
    </style:style>
    <style:style style:name="P30" style:family="paragraph" style:parent-style-name="Text_20_body" style:list-style-name="L9"/>
    <style:style style:name="P31" style:family="paragraph" style:parent-style-name="Text_20_body" style:list-style-name="L10">
      <style:paragraph-properties fo:margin-top="0in" fo:margin-bottom="0in"/>
    </style:style>
    <style:style style:name="P32" style:family="paragraph" style:parent-style-name="Text_20_body" style:list-style-name="L10"/>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normal" style:font-weight-asian="normal" style:font-weight-complex="normal"/>
    </style:style>
    <style:style style:name="P35" style:family="paragraph" style:parent-style-name="Text_20_body">
      <style:text-properties fo:font-weight="bold"/>
    </style:style>
    <style:style style:name="P36" style:family="paragraph" style:parent-style-name="Standard">
      <style:paragraph-properties fo:break-before="page"/>
      <style:text-properties fo:font-weight="bold" style:font-weight-asian="bold" style:font-weight-complex="bold"/>
    </style:style>
    <style:style style:name="P37" style:family="paragraph" style:parent-style-name="Text_20_body" style:list-style-name="L11"/>
    <style:style style:name="P38" style:family="paragraph" style:parent-style-name="Text_20_body">
      <style:text-properties style:font-name="Courier New" fo:font-size="10pt" fo:font-style="normal" style:font-size-asian="10pt" style:font-style-asian="normal" style:font-size-complex="10pt" style:font-style-complex="normal"/>
    </style:style>
    <style:style style:name="P39" style:family="paragraph" style:parent-style-name="Standard">
      <style:text-properties fo:font-weight="bold"/>
    </style:style>
    <style:style style:name="P40" style:family="paragraph" style:parent-style-name="Standard">
      <style:text-properties style:font-name="Courier New"/>
    </style:style>
    <style:style style:name="P41" style:family="paragraph" style:parent-style-name="Heading_20_3">
      <style:paragraph-properties fo:break-before="page"/>
    </style:style>
    <style:style style:name="P42" style:family="paragraph" style:parent-style-name="Text_20_body" style:list-style-name="L12">
      <style:paragraph-properties fo:margin-top="0in" fo:margin-bottom="0in"/>
    </style:style>
    <style:style style:name="P43" style:family="paragraph" style:parent-style-name="Text_20_body" style:list-style-name="L12"/>
    <style:style style:name="P44" style:family="paragraph" style:parent-style-name="Text_20_body">
      <style:paragraph-properties fo:margin-top="0in" fo:margin-bottom="0in"/>
      <style:text-properties fo:font-weight="bold"/>
    </style:style>
    <style:style style:name="P45" style:family="paragraph" style:parent-style-name="Text_20_body">
      <style:paragraph-properties fo:margin-top="0in" fo:margin-bottom="0in"/>
    </style:style>
    <style:style style:name="P46" style:family="paragraph" style:parent-style-name="Text_20_body" style:list-style-name="L13">
      <style:paragraph-properties fo:margin-top="0in" fo:margin-bottom="0in"/>
    </style:style>
    <style:style style:name="P47" style:family="paragraph" style:parent-style-name="Standard" style:list-style-name="L14"/>
    <style:style style:name="P48" style:family="paragraph" style:parent-style-name="Standard">
      <style:text-properties style:font-name="Courier New" fo:font-size="12pt" style:font-size-asian="12pt" style:font-size-complex="12pt"/>
    </style:style>
    <style:style style:name="P49" style:family="paragraph" style:parent-style-name="Preformatted_20_Text">
      <style:paragraph-properties fo:margin-top="0in" fo:margin-bottom="0.1965in"/>
      <style:text-properties style:font-name="Courier New" fo:font-size="12pt" style:font-size-asian="12pt" style:font-size-complex="12pt"/>
    </style:style>
    <style:style style:name="P50" style:family="paragraph" style:parent-style-name="Preformatted_20_Text">
      <style:text-properties style:font-name="Courier New" fo:font-size="12pt" style:font-size-asian="12pt" style:font-size-complex="12pt"/>
    </style:style>
    <style:style style:name="P51" style:family="paragraph" style:parent-style-name="Text_20_body" style:list-style-name="L15">
      <style:paragraph-properties fo:margin-top="0in" fo:margin-bottom="0in"/>
    </style:style>
    <style:style style:name="P52" style:family="paragraph" style:parent-style-name="Text_20_body" style:list-style-name="L15"/>
    <style:style style:name="P53" style:family="paragraph" style:parent-style-name="Standard" style:list-style-name="L16">
      <style:text-properties style:font-name="Thorndale1" fo:font-size="13pt" fo:font-weight="bold" style:font-size-asian="13pt" style:font-weight-asian="bold" style:font-size-complex="13pt" style:font-weight-complex="bold"/>
    </style:style>
    <style:style style:name="P54" style:family="paragraph" style:parent-style-name="Text_20_body" style:list-style-name="L17">
      <style:paragraph-properties fo:margin-top="0in" fo:margin-bottom="0in"/>
      <style:text-properties style:font-name="Courier New"/>
    </style:style>
    <style:style style:name="P55" style:family="paragraph" style:parent-style-name="Text_20_body" style:list-style-name="L17"/>
    <style:style style:name="P56" style:family="paragraph" style:parent-style-name="Text_20_body" style:list-style-name="L18"/>
    <style:style style:name="P57" style:family="paragraph" style:parent-style-name="Standard">
      <style:text-properties style:font-name="Courier New" fo:font-size="9pt" style:font-size-asian="9pt" style:font-size-complex="9pt"/>
    </style:style>
    <style:style style:name="P58" style:family="paragraph" style:parent-style-name="Standard">
      <style:text-properties style:font-name="Courier New" fo:font-size="9pt" fo:font-weight="bold" style:font-size-asian="9pt" style:font-weight-asian="bold" style:font-size-complex="9pt" style:font-weight-complex="bold"/>
    </style:style>
    <style:style style:name="P59"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text:bookmark-start text:name="DDE_LINK1"/>Installation Guide</text:p>
      <text:p text:style-name="P1"/>
      <text:p text:style-name="P3">Apache Roller</text:p>
      <text:p text:style-name="P2">Version 2.3-incubating<text:bookmark-end text:name="DDE_LINK1"/></text:p>
      <text:p text:style-name="P4"/>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STEP 1: Before you install Roller<text:tab/>4</text:p>
          <text:p text:style-name="P9">STEP 2: Unpack the Roller distribution<text:tab/>5</text:p>
          <text:p text:style-name="P9">STEP 3: Install required third party jars<text:tab/>6</text:p>
          <text:p text:style-name="P10">STEP 3.1: Download and install Hibernate<text:tab/>6</text:p>
          <text:p text:style-name="P10">STEP 3.2: Install JDBC driver jar(s)<text:tab/>6</text:p>
          <text:p text:style-name="P10">STEP 3.3: Install JavaMail and Activation jars<text:tab/>7</text:p>
          <text:p text:style-name="P9">STEP 4: Create Roller tables in your database<text:tab/>8</text:p>
          <text:p text:style-name="P9">STEP 5: Deploy Roller to your application server<text:tab/>9</text:p>
          <text:p text:style-name="P9">STEP 6: Check your internationalization settings<text:tab/>11</text:p>
          <text:p text:style-name="P9">STEP 7: Setup Roller data directories <text:tab/>12</text:p>
          <text:p text:style-name="P10">STEP 7.1: Create uploads directory<text:tab/>12</text:p>
          <text:p text:style-name="P10">STEP 7.2: Create search-index directory<text:tab/>12</text:p>
          <text:p text:style-name="P10">STEP 7.3: Create planet-cache directory (optional)<text:tab/>12</text:p>
          <text:p text:style-name="P10">STEP 7.4: Make sure that the logs subdirectory exists<text:tab/>13</text:p>
          <text:p text:style-name="P9">STEP 8: Review Roller configuration<text:tab/>14</text:p>
          <text:p text:style-name="P10">STEP 8.1: Review the WEB-INF/classes/roller.properties file<text:tab/>14</text:p>
          <text:p text:style-name="P11">Where to define custom properties<text:tab/>14</text:p>
          <text:p text:style-name="P10">STEP 8.2: Change keys in the WEB-INF/security.xml file<text:tab/>15</text:p>
          <text:p text:style-name="P9">STEP 9: Start Tomcat and start using Roller<text:tab/>16</text:p>
          <text:p text:style-name="P9">Appendix A: Upgrading an existing Roller installation<text:tab/>17</text:p>
          <text:p text:style-name="P10">STEP 1: Shutdown and backup your old Roller <text:tab/>17</text:p>
          <text:p text:style-name="P10">STEP 2: Install the new Roller <text:tab/>17</text:p>
          <text:p text:style-name="P10">STEP 3: Copy resources and update configs <text:tab/>18</text:p>
          <text:p text:style-name="P11">3.1 Copy your old resources and other files you've added<text:tab/>18</text:p>
          <text:p text:style-name="P11">3.2 Remove JavaMail jars if duplicated<text:tab/>18</text:p>
          <text:p text:style-name="P11">3.3 Review configuration properties<text:tab/>18</text:p>
          <text:p text:style-name="P10">STEP 4: Upgrade the database <text:tab/>18</text:p>
          <text:p text:style-name="P10">STEP 5: Startup your app server <text:tab/>19</text:p>
          <text:p text:style-name="P9">Appendix B: The WEB-INF/roller.properties file<text:tab/>20</text:p>
          <text:p text:style-name="P9">Appendix C: Setting up the optional JSPWiki plugin<text:tab/>27</text:p>
          <text:p text:style-name="P10">Downloading and installing the required JSPWiki jars<text:tab/>27</text:p>
          <text:p text:style-name="P10">Enable the JSPWiki plugin via Roller property override<text:tab/>27</text:p>
          <text:p text:style-name="P9">Appendix D: Setting up the optional Ekit editor page<text:tab/>28</text:p>
          <text:p text:style-name="P10">Downloading and installing the required Ekit applet jar<text:tab/>28</text:p>
          <text:p text:style-name="P10">Enable the Ekit plugin via Roller runtime configuration definitions file<text:tab/>28</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A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5.9</text:p>
      <text:p text:style-name="Text_20_body"/>
      <text:p text:style-name="Text_20_body">For UNIX with c-shell:</text:p>
      <text:p text:style-name="P17"><text:tab/>% setenv CATALINA_HOME /opt/jakarta-tomcat-5.5.9</text:p>
      <text:p text:style-name="Text_20_body"/>
      <text:p text:style-name="Text_20_body">For Windows with DOS shell</text:p>
      <text:p text:style-name="P17"><text:tab/>C&gt; set CATALINA_HOME d:\jakarta-tomcat-5.5.9</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3">UNIX example</text:p>
      <text:p text:style-name="Text_20_body">Assuming you download the distribution into your home directory and you'd like to install Roller into <text:span text:style-name="T5">/usr/local</text:span> you might do something like this:</text:p>
      <text:p text:style-name="P19"><text:tab/>% cd /usr/local</text:p>
      <text:p text:style-name="P19"><text:tab/>% tar xzvf ~/roller-2.3.tar.gz</text:p>
      <text:p text:style-name="P19"/>
      <text:p text:style-name="Text_20_body">That would create the Roller installation directory <text:span text:style-name="T5">/usr/local/roller</text:span>. </text:p>
      <text:p text:style-name="P13">Windows example</text:p>
      <text:p text:style-name="Text_20_body">Use WinZip to extract the Roller distribution file into the directory of your choice for example, no example necessary.</text:p>
      <text:h text:style-name="Heading_20_3" text:outline-level="3"><text:bookmark-start text:name="DDE_LINK3"/><text:bookmark-end text:name="DDE_LINK3"/></text:h>
      <text:h text:style-name="Heading_20_2" text:outline-level="2"/>
      <text:h text:style-name="P12"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Download and install Hibernate</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0">hibernate3.jar</text:p>
        </text:list-item>
        <text:list-item>
          <text:p text:style-name="P20">asm-attrs.jar</text:p>
        </text:list-item>
      </text:list>
      <text:list text:style-name="L5">
        <text:list-item>
          <text:p text:style-name="P21">asm.jar</text:p>
        </text:list-item>
        <text:list-item>
          <text:p text:style-name="P21">cglib-2.1.3.jar</text:p>
        </text:list-item>
        <text:list-item>
          <text:p text:style-name="P21">dom4j.1.6.1.jar</text:p>
        </text:list-item>
        <text:list-item>
          <text:p text:style-name="P21">ehcache-1.1.jar</text:p>
        </text:list-item>
        <text:list-item>
          <text:p text:style-name="P21">jdbc2_0-stdext.jar</text:p>
        </text:list-item>
        <text:list-item>
          <text:p text:style-name="P21">jta.jar</text:p>
        </text:list-item>
      </text:list>
      <text:p text:style-name="Text_20_body">The Roller Support project at Java.Net offers some bundles that might make this part <text:s/>of the installation easier. Visit <text:a xlink:type="simple" xlink:href="http://roller.dev.java.net/">http://roller.dev.java.net</text:a> for more information.</text:p>
      <text:h text:style-name="Heading_20_3" text:outline-level="3">STEP 3.2: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3">UNIX example</text:p>
      <text:p text:style-name="P17"><text:tab/>% cp mysql-connector.jar $CATALINA_HOME/common/lib</text:p>
      <text:p text:style-name="Standard"/>
      <text:p text:style-name="P13">Windows example</text:p>
      <text:p text:style-name="P17"><text:tab/>C&gt; copy mysql-connector.jar %CATALINA_HOME%\common\lib</text:p>
      <text:p text:style-name="Standard"/>
      <text:p text:style-name="P13">NOTES</text:p>
      <text:list text:style-name="L6">
        <text:list-item>
          <text:p text:style-name="P22">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
      <text:p text:style-name="Text_20_body"/>
      <text:h text:style-name="Heading_20_3"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p text:style-name="P13">UNIX example</text:p>
      <text:p text:style-name="P23"><text:tab/>% mv $ROLLER/WEB-INF/lib/mail.jar $CATALINA_HOME/common/lib</text:p>
      <text:p text:style-name="P24"><text:span text:style-name="T5"><text:tab/>% mv $ROLLER/WEB-INF/lib/activation.jar $CATALINA_HOME/common/lib</text:span><text:tab/></text:p>
      <text:p text:style-name="P13">Windows example</text:p>
      <text:p text:style-name="P23"><text:tab/>c&gt; move %ROLLER%\WEB-INF\lib\mail.jar %CATALINA_HOME%\common\lib</text:p>
      <text:p text:style-name="P23"><text:tab/>C&gt; move %ROLLER%\WEB-INF\lib\activation.jar %CATALINA_HOME%\common\lib</text:p>
      <text:p text:style-name="P13">NOTES</text:p>
      <text:list text:style-name="L7">
        <text:list-item>
          <text:p text:style-name="P25">To enable the Roller's e-mail notification features, you'll also need to setup a mail session resource in your application server configuration file (see the next section) and you'll need to configure e-mail notification in the Roller UI.</text:p>
        </text:list-item>
      </text:list>
      <text:h text:style-name="P12"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7">&lt;dbname&gt;</text:span>. Here's the list of scripts currently in Roller:</text:p>
      <text:list text:style-name="L8">
        <text:list-item>
          <text:p text:style-name="P26">WEB-INF/dbscripts/mysql/creatdb.sql<text:tab/></text:p>
        </text:list-item>
        <text:list-item>
          <text:p text:style-name="P26">WEB-INF/dbscripts/postgresql/creatdb.sql<text:tab/></text:p>
        </text:list-item>
        <text:list-item>
          <text:p text:style-name="P26">WEB-INF/dbscripts/hsqldb/creatdb.sql</text:p>
        </text:list-item>
        <text:list-item>
          <text:p text:style-name="P26">WEB-INF/dbscripts/derby/creatdb.sql</text:p>
        </text:list-item>
        <text:list-item>
          <text:p text:style-name="P26">WEB-INF/dbscripts/db2/creatdb.sql</text:p>
        </text:list-item>
        <text:list-item>
          <text:p text:style-name="P26">WEB-INF/dbscripts/oracle/creatdb.sql</text:p>
        </text:list-item>
      </text:list>
      <text:p text:style-name="Text_20_body"/>
      <text:p text:style-name="Text_20_body">Here are some examples to show you how you might create the Roller tables in MySQL:</text:p>
      <text:p text:style-name="P13">UNIX example:</text:p>
      <text:p text:style-name="P19"><text:tab/>% cd $ROLLER/WEB-INF/dbscripts/mysql</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7"><text:tab/>mysql&gt; quit</text:p>
      <text:p text:style-name="P13">Windows example:</text:p>
      <text:p text:style-name="Preformatted_20_Text"><text:tab/><text:span text:style-name="T5">C&gt; cd %ROLLER%\WEB-INF\dbscripts\mysql</text:span></text:p>
      <text:p text:style-name="P28"><text:tab/>C&gt; mysql -u root -p</text:p>
      <text:p text:style-name="P28"><text:tab/>password: *****</text:p>
      <text:p text:style-name="P28"><text:tab/>mysql&gt; create database roller;</text:p>
      <text:p text:style-name="P28"><text:tab/>mysql&gt; grant all on roller.* to scott@'%' identified by 'tiger';</text:p>
      <text:p text:style-name="P28"><text:tab/>mysql&gt; grant all on roller.* to scott@'localhost' identified by 'tiger';</text:p>
      <text:p text:style-name="P28"><text:tab/>mysql&gt; use roller;</text:p>
      <text:p text:style-name="P28"><text:tab/>mysql&gt; source createdb.sql</text:p>
      <text:p text:style-name="P29"><text:tab/>mysql&gt; quit</text:p>
      <text:p text:style-name="P13">NOTES</text:p>
      <text:list text:style-name="L9">
        <text:list-item>
          <text:p text:style-name="P30">For MySQL, don't forget to call <text:span text:style-name="T6">flush privileges </text:span><text:span text:style-name="T3">to commit your changes to MySQL.</text:span></text:p>
        </text:list-item>
        <text:list-item>
          <text:p text:style-name="P30">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P12"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1">Where to find the Roller installation directory <text:s/></text:p>
        </text:list-item>
        <text:list-item>
          <text:p text:style-name="P32">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3">Example context configuration file for Tomcat 5.0.X users</text:p>
      <text:p text:style-name="P33"/>
      <text:p text:style-name="P34">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8">&lt;Context path="/roller" docBase="<text:span text:style-name="T1">/usr/local/roller</text:span>" debug="0"&gt;</text:p>
      <text:p text:style-name="P28"><text:s text:c="2"/>&lt;Resource name="jdbc/rollerdb" auth="Container" type="javax.sql.DataSource" /&gt;</text:p>
      <text:p text:style-name="P28"><text:s text:c="2"/>&lt;ResourceParams name="jdbc/rollerdb"&gt;</text:p>
      <text:p text:style-name="P28"><text:s text:c="4"/>&lt;parameter&gt;</text:p>
      <text:p text:style-name="P28"><text:s text:c="7"/>&lt;name&gt;factory&lt;/name&gt;</text:p>
      <text:p text:style-name="P28"><text:s text:c="7"/>&lt;value&gt;org.apache.commons.dbcp.BasicDataSourceFactory&lt;/value&gt;</text:p>
      <text:p text:style-name="P28"><text:s text:c="4"/>&lt;/parameter&gt;</text:p>
      <text:p text:style-name="P28"><text:s text:c="4"/>&lt;parameter&gt;</text:p>
      <text:p text:style-name="P28"><text:s text:c="7"/>&lt;name&gt;driverClassName&lt;/name&gt;</text:p>
      <text:p text:style-name="P28"><text:s text:c="7"/>&lt;value&gt;com.mysql.jdbc.Driver&lt;/value&gt;</text:p>
      <text:p text:style-name="P28"><text:s text:c="4"/>&lt;/parameter&gt;</text:p>
      <text:p text:style-name="P28"><text:s text:c="4"/>&lt;parameter&gt; <text:s text:c="7"/></text:p>
      <text:p text:style-name="P28"><text:s text:c="7"/>&lt;name&gt;url&lt;/name&gt;</text:p>
      <text:p text:style-name="P28"><text:s text:c="7"/>&lt;value&gt;</text:p>
      <text:p text:style-name="P28"><text:s text:c="7"/><text:span text:style-name="T1">jdbc:mysql://localhost:3306/roller?autoReconnect=true&amp;amp;useUnicode=true&amp;amp;characterEncoding=utf-8&amp;amp;mysqlEncoding=utf8</text:span></text:p>
      <text:p text:style-name="P28"><text:s text:c="7"/>&lt;/value&gt;</text:p>
      <text:p text:style-name="P28"><text:s text:c="4"/>&lt;/parameter&gt;</text:p>
      <text:p text:style-name="P28"><text:s text:c="4"/>&lt;parameter&gt;&lt;name&gt;username&lt;/name&gt;&lt;value&gt;<text:span text:style-name="T1">scott</text:span>&lt;/value&gt;&lt;/parameter&gt;</text:p>
      <text:p text:style-name="P28"><text:s text:c="4"/>&lt;parameter&gt;&lt;name&gt;password&lt;/name&gt;&lt;value&gt;<text:span text:style-name="T1">tiger</text:span>&lt;/value&gt;&lt;/parameter&gt;</text:p>
      <text:p text:style-name="P28"><text:s text:c="4"/>&lt;parameter&gt;&lt;name&gt;maxActive&lt;/name&gt;&lt;value&gt;20&lt;/value&gt;&lt;/parameter&gt;</text:p>
      <text:p text:style-name="P28"><text:s text:c="4"/>&lt;parameter&gt;&lt;name&gt;maxIdle&lt;/name&gt;&lt;value&gt;3&lt;/value&gt;&lt;/parameter&gt;</text:p>
      <text:p text:style-name="P28"><text:s text:c="4"/>&lt;parameter&gt;&lt;name&gt;removeAbandoned&lt;/name&gt;&lt;value&gt;true&lt;/value&gt;&lt;/parameter&gt;</text:p>
      <text:p text:style-name="P28"><text:s text:c="4"/>&lt;parameter&gt;&lt;name&gt;maxWait&lt;/name&gt;&lt;value&gt;3000&lt;/value&gt;&lt;/parameter&gt;</text:p>
      <text:p text:style-name="P28"><text:s text:c="2"/>&lt;/ResourceParams&gt;</text:p>
      <text:p text:style-name="P28"><text:s text:c="2"/>&lt;!-- If you want e-mail features, un-comment the section below --&gt;</text:p>
      <text:p text:style-name="P28"><text:s text:c="2"/>&lt;!--</text:p>
      <text:p text:style-name="P28"><text:s text:c="2"/>&lt;Resource name="mail/Session" auth="Container" type="javax.mail.Session"/&gt;</text:p>
      <text:p text:style-name="P28"><text:s text:c="4"/>&lt;ResourceParams name="mail/Session"&gt;</text:p>
      <text:p text:style-name="P28"><text:s text:c="6"/>&lt;parameter&gt;</text:p>
      <text:p text:style-name="P28"><text:s text:c="8"/>&lt;name&gt;mail.smtp.host&lt;/name&gt;</text:p>
      <text:p text:style-name="P28"><text:s text:c="8"/>&lt;value&gt;mailhost.example.com&lt;/value&gt;</text:p>
      <text:p text:style-name="P28"><text:s text:c="6"/>&lt;/parameter&gt;</text:p>
      <text:p text:style-name="P28"><text:s text:c="2"/>&lt;/ResourceParams&gt;</text:p>
      <text:p text:style-name="P28"><text:s text:c="2"/>--&gt;</text:p>
      <text:p text:style-name="P29">&lt;/Context&gt;</text:p>
      <text:p text:style-name="P35"/>
      <text:p text:style-name="P36">Example context configuration file for Tomcat 5.5.X users</text:p>
      <text:p text:style-name="P33"/>
      <text:p text:style-name="P34">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4"/>
      <text:p text:style-name="P28">&lt;Context path="/roller" docBase="<text:span text:style-name="T1">/usr/local/roller</text:span>" debug="0"&gt;</text:p>
      <text:p text:style-name="P28"><text:s text:c="2"/>&lt;Resource name="jdbc/rollerdb" auth="Container" type="javax.sql.DataSource"</text:p>
      <text:p text:style-name="P28"><text:s text:c="4"/>driverClassName="com.mysql.jdbc.Driver"</text:p>
      <text:p text:style-name="P28"><text:s text:c="4"/>url="<text:span text:style-name="T1">jdbc:mysql://localhost:3306/roller?autoReconnect=true&amp;amp;useUnicode=true&amp;amp;characterEncoding=utf-8&amp;amp;mysqlEncoding=utf8</text:span>"</text:p>
      <text:p text:style-name="P28"><text:s text:c="4"/>username="<text:span text:style-name="T1">scott</text:span>"</text:p>
      <text:p text:style-name="P28"><text:s text:c="4"/>password="<text:span text:style-name="T1">tiger</text:span>"</text:p>
      <text:p text:style-name="P28"><text:s text:c="4"/>maxActive="20"</text:p>
      <text:p text:style-name="P28"><text:s text:c="4"/>maxIdle="3"</text:p>
      <text:p text:style-name="P28"><text:s text:c="4"/>removeAbandoned="true"</text:p>
      <text:p text:style-name="P28"><text:s text:c="4"/>maxWait="3000" /&gt;</text:p>
      <text:p text:style-name="P28"><text:s text:c="2"/>&lt;!-- If you want e-mail features, un-comment the section below --&gt;</text:p>
      <text:p text:style-name="P28"><text:s text:c="2"/>&lt;!--</text:p>
      <text:p text:style-name="P28"><text:s text:c="2"/>&lt;Resource name="mail/Session" auth="Container" type="javax.mail.Session"</text:p>
      <text:p text:style-name="P28"><text:s text:c="5"/>mail.smtp.host="mailhost.example.com" /&gt;</text:p>
      <text:p text:style-name="P28"><text:s text:c="2"/>--&gt;</text:p>
      <text:p text:style-name="P29">&lt;/Context&gt;</text:p>
      <text:p text:style-name="P13">NOTES</text:p>
      <text:list text:style-name="L11">
        <text:list-item>
          <text:p text:style-name="P37">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8"><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9">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0"/>
      <text:p text:style-name="P40"><text:s text:c="4"/>&lt;Connector port="8080"</text:p>
      <text:p text:style-name="P40"><text:s text:c="8"/>maxThreads="150" </text:p>
      <text:p text:style-name="P40"><text:s text:c="8"/>minSpareThreads="25" maxSpareThreads="75"</text:p>
      <text:p text:style-name="P40"><text:s text:c="8"/>enableLookups="false" </text:p>
      <text:p text:style-name="P40"><text:s text:c="8"/>redirectPort="8443" </text:p>
      <text:p text:style-name="P40"><text:s text:c="8"/>acceptCount="100"</text:p>
      <text:p text:style-name="P40"><text:s text:c="8"/>debug="0" </text:p>
      <text:p text:style-name="P40"><text:s text:c="8"/>connectionTimeout="20000"</text:p>
      <text:p text:style-name="P40"><text:s text:c="8"/>disableUploadTimeout="true" </text:p>
      <text:p text:style-name="P40"><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41"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Or...</text:p>
      <text:p text:style-name="P17"><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7"><text:tab/>$TOMCAT_HOME/webapps/$ROLLER_WEBAPP/WEB-INF/classes/roller.properties</text:p>
      <text:p text:style-name="Standard"/>
      <text:p text:style-name="P33"><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tab/># etc, etc, etc ... any other properties you want to override</text:p>
      <text:p text:style-name="P17"/>
      <text:h text:style-name="P41"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2">Find your <text:span text:style-name="T11">WEB-INF/security.xml</text:span> file and open it in a text editor.</text:p>
        </text:list-item>
        <text:list-item>
          <text:p text:style-name="P42">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3">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4"/>
      <text:p text:style-name="P45"><text:span text:style-name="T2">NOTES</text:span> </text:p>
      <text:list text:style-name="L13">
        <text:list-item>
          <text:list>
            <text:list-item>
              <text:p text:style-name="P46">The reason one should change the anonymous provider key is that a granted authorities list is embedded within the anonymous authentication token.</text:p>
            </text:list-item>
          </text:list>
        </text:list-item>
      </text:list>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3">UNIX example</text:p>
      <text:p text:style-name="Standard"/>
      <text:p text:style-name="P40"><text:tab/>% cd $CATALINA_HOME/bin</text:p>
      <text:p text:style-name="P40"><text:tab/>% ./startup.sh</text:p>
      <text:p text:style-name="Standard"/>
      <text:p text:style-name="P33">Windows example</text:p>
      <text:p text:style-name="Standard"/>
      <text:p text:style-name="P40"><text:tab/>C&gt; cd %CATALINA_HOME%\bin</text:p>
      <text:p text:style-name="P40"><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34"/>
      <text:p text:style-name="P34"><text:span text:style-name="T1">NOTE</text:span>: if you'd like to use Roller's JSPWiki plugin, which allows you to enter blog entries using JSPWiki syntax, then you'll have to download and install separately the JSPWiki jars. See Appendix C for more information.</text:p>
      <text:p text:style-name="P13"/>
      <text:p text:style-name="P13">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ext:p>
      <text:p text:style-name="Text_20_body">The steps are:</text:p>
      <text:list text:style-name="L14">
        <text:list-item>
          <text:p text:style-name="P47">STEP 1: Shutdown and backup your old Roller</text:p>
        </text:list-item>
        <text:list-item>
          <text:p text:style-name="P47">STEP 2: Install the new Roller</text:p>
        </text:list-item>
        <text:list-item>
          <text:p text:style-name="P47">STEP 3: Copy old configuration</text:p>
        </text:list-item>
        <text:list-item>
          <text:p text:style-name="P47">STEP 4: Upgrade the database</text:p>
        </text:list-item>
        <text:list-item>
          <text:p text:style-name="P47">STEP 5: Startup Tomcat </text:p>
        </text:list-item>
      </text:list>
      <text:h text:style-name="Heading_20_3" text:outline-level="3"><text:bookmark text:name="section-UpgradeGuide_2.1-STEP1ShutdownAndBackupYourOldRoller1"/>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48"><text:s text:c="3"/>% cd $CATALINA_HOME/bin</text:p>
      <text:p text:style-name="P49"><text:s text:c="3"/>% ./shutdown.sh</text:p>
      <text:p text:style-name="Standard">Backup your database to somewhere safe on your system or to a remote file-system, for example if you use MySQL you might do something like this:</text:p>
      <text:p text:style-name="Standard"/>
      <text:p text:style-name="P40"><text:s text:c="3"/>% mysqldump -u scott -p rollerdb &gt; \</text:p>
      <text:p text:style-name="P40"><text:s text:c="3"/>/somewhere/safe/roller-backup-20050420.dmp</text:p>
      <text:p text:style-name="P40"/>
      <text:p text:style-name="Standard">Here's an example for PostgreSQL users: </text:p>
      <text:p text:style-name="Standard"/>
      <text:p text:style-name="P40"><text:s text:c="3"/>pg_dump -h 127.0.0.1 -W -U scott rollerdb &gt; roller.db</text:p>
      <text:p text:style-name="Standard"/>
      <text:p text:style-name="Standard">Move your Roller files to somewhere safe, for example: </text:p>
      <text:p text:style-name="Standard"/>
      <text:p text:style-name="P50"><text:s text:c="3"/>% cd $CATALINA_HOME/webapps</text:p>
      <text:p text:style-name="P50"><text:s text:c="3"/>% mkdir /somewhere/safe/roller-old</text:p>
      <text:p text:style-name="P49"><text:s text:c="3"/>% mv roller /somewhere/safe/roller-old</text:p>
      <text:h text:style-name="Heading_20_3" text:outline-level="3"><text:bookmark text:name="section-UpgradeGuide_2.1-STEP2InstallTheNewRoller2"/>STEP 2: Install the new Roller <text:bookmark text:name="ref-UpgradeGuide_2.1-2"/></text:h>
      <text:p text:style-name="Text_20_body">Follow the normal installation instructions to install Roller, except: </text:p>
      <text:list text:style-name="L15">
        <text:list-item>
          <text:p text:style-name="P51">Don't create a new database for Roller, instead point the new Roller to your old Roller database </text:p>
        </text:list-item>
        <text:list-item>
          <text:p text:style-name="P52">DO NOT start Tomcat when you are done with the installation, we'll do that later </text:p>
        </text:list-item>
      </text:list>
      <text:p text:style-name="Text_20_body"/>
      <text:h text:style-name="Heading_20_3" text:outline-level="3"><text:bookmark text:name="section-UpgradeGuide_2.1-STEP3CopyResourcesAndUpdateConfigs3"/>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1">/resources</text:span> sub-directory of the Roller context directory. You should copy your old resources directory into your new Roller installation. </text:p>
      <text:p text:style-name="Text_20_body">For example, on UNIX you can use <text:span text:style-name="T11">cp -r</text:span> to copy the whole directory: </text:p>
      <text:p text:style-name="P50"><text:s text:c="3"/>% cd %CATALINA_HOME/webapps/roller</text:p>
      <text:p text:style-name="P49"><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53">WARNING: In Roller 2.3 we changed the Roller package names from org.roller to org.apache.roller. Because of this you MUST review your roller-custom.properties file, search for the string “org.roller”and replace all occurances of it with “org.apache.roller”.</text:p>
        </text:list-item>
        <text:list-item>
          <text:p text:style-name="P53">WARNING: The jars required for Roller's JSPWiki plugin and Ekit editor have been removed from the Roller distribution. If you'd like to continue to use these plugins, please refer to Appendices C and D.</text:p>
        </text:list-item>
      </text:list>
      <text:h text:style-name="Heading_20_3" text:outline-level="3"><text:bookmark text:name="section-UpgradeGuide_2.1-STEP4UpgradeTheDatabase4"/>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54">WEB-INF/dbscripts/mysql </text:p>
        </text:list-item>
        <text:list-item>
          <text:p text:style-name="P54">WEB-INF/dbscripts/postgresql </text:p>
        </text:list-item>
        <text:list-item>
          <text:p text:style-name="P54">WEB-INF/dbscripts/hsql </text:p>
        </text:list-item>
        <text:list-item>
          <text:p text:style-name="P55">and more... </text:p>
        </text:list-item>
      </text:list>
      <text:p text:style-name="Text_20_body">There is an upgrade script for each release of Roller. If you're upgrading from Roller 2.1, which was the last release before 2.3 you'll only need to run one script, that's <text:span text:style-name="Teletype">210-to-230-migration.sql</text:span>. For example, here's how you'd do it for a MySQL database running on UNIX: </text:p>
      <text:p text:style-name="P50"><text:s text:c="4"/>% cd $CATALINA_HOME/webapps/roller/WEB-INF/dbscripts/mysql</text:p>
      <text:p text:style-name="P50"><text:s text:c="4"/>% mysql -u root -p</text:p>
      <text:p text:style-name="P50"><text:s text:c="4"/>password: *****</text:p>
      <text:p text:style-name="P50"><text:s text:c="4"/>mysql&gt; use roller;</text:p>
      <text:p text:style-name="P50"><text:s text:c="4"/>mysql&gt; source 210-to-230-migration.sql</text:p>
      <text:p text:style-name="P49"><text:s text:c="4"/>mysql&gt; quit</text:p>
      <text:p text:style-name="Text_20_body">If you're upgrading from an earlier release you'll have to run each of the older scripts in order to upgrade your database.</text:p>
      <text:h text:style-name="Heading_20_3" text:outline-level="3"><text:bookmark text:name="section-UpgradeGuide_2.1-STEP5StartupTomcat5"/>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And you're done! </text:p>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7"># Licensed to the Apache Software Foundation (ASF) under one or more</text:p>
      <text:p text:style-name="P17"># contributor license agreements. <text:s/>The ASF licenses this file to You</text:p>
      <text:p text:style-name="P17"># under the Apache License, Version 2.0 (the "License"); you may not</text:p>
      <text:p text:style-name="P17"># use this file except in compliance with the License.</text:p>
      <text:p text:style-name="P17"># You may obtain a copy of the License at</text:p>
      <text:p text:style-name="P17">#</text:p>
      <text:p text:style-name="P17"># <text:s text:c="4"/>http://www.apache.org/licenses/LICENSE-2.0</text:p>
      <text:p text:style-name="P17">#</text:p>
      <text:p text:style-name="P17"># Unless required by applicable law or agreed to in writing, software</text:p>
      <text:p text:style-name="P17"># distributed under the License is distributed on an "AS IS" BASIS,</text:p>
      <text:p text:style-name="P17"># WITHOUT WARRANTIES OR CONDITIONS OF ANY KIND, either express or implied.</text:p>
      <text:p text:style-name="P17"># See the License for the specific language governing permissions and</text:p>
      <text:p text:style-name="P17"># limitations under the License. <text:s/>For additional information regarding</text:p>
      <text:p text:style-name="P17"># copyright in this work, please see the NOTICE file in the top level</text:p>
      <text:p text:style-name="P17"># directory of this distribution.</text:p>
      <text:p text:style-name="P17"/>
      <text:p text:style-name="P17"># roller.properties</text:p>
      <text:p text:style-name="P17">#</text:p>
      <text:p text:style-name="P17"># This file is for meant for Roller deployment properties</text:p>
      <text:p text:style-name="P17"># Any properties that don't change at runtime are defined here</text:p>
      <text:p text:style-name="P17">#</text:p>
      <text:p text:style-name="P17"># You can override the values in this file in a couple ways ..</text:p>
      <text:p text:style-name="P17"># <text:s text:c="2"/>1. define a roller-custom.properties file and place it somewhere</text:p>
      <text:p text:style-name="P17"># <text:s text:c="6"/>at the root of one of your classpath locations.</text:p>
      <text:p text:style-name="P17"># <text:s text:c="6"/>for example:</text:p>
      <text:p text:style-name="P17"># <text:s text:c="10"/>$TOMCAT_HOME/common/classes</text:p>
      <text:p text:style-name="P17"># <text:s text:c="10"/>$ROLLER_LOCATION/WEB-INF/classes</text:p>
      <text:p text:style-name="P17">#</text:p>
      <text:p text:style-name="P17"># <text:s text:c="2"/>2. specify a custom properties file via jvm option</text:p>
      <text:p text:style-name="P17"># <text:s text:c="6"/>example:</text:p>
      <text:p text:style-name="P17"># <text:s text:c="10"/>roller.custom.config=/path/to/properties/file</text:p>
      <text:p text:style-name="P17">#</text:p>
      <text:p text:style-name="P17"># <text:s text:c="2"/>**NOTE: if you run multiple instances of roller on the same server</text:p>
      <text:p text:style-name="P17"># <text:s text:c="10"/>then you should beware of the fact that the override options above</text:p>
      <text:p text:style-name="P17"># <text:s text:c="10"/>may affect *all* of you running instances. <text:s/>if you want to do</text:p>
      <text:p text:style-name="P17"># <text:s text:c="10"/>custom overrides for each instance then you must do it by</text:p>
      <text:p text:style-name="P17"># <text:s text:c="10"/>placing a roller-custom.properties file at WEB-INF/classes/ in</text:p>
      <text:p text:style-name="P17"># <text:s text:c="10"/>each of you roller installations.</text:p>
      <text:p text:style-name="P17">#</text:p>
      <text:p text:style-name="P17"># properties in this file are accessed like this ...</text:p>
      <text:p text:style-name="P17"># <text:s text:c="3"/>RollerConfig.getProperty("propname");</text:p>
      <text:p text:style-name="P17"/>
      <text:p text:style-name="P17"># User management settings</text:p>
      <text:p text:style-name="P17"/>
      <text:p text:style-name="P17"># True to enable group blogging. False to prevent users from creating more </text:p>
      <text:p text:style-name="P17"># than one weblog and from joining other weblogs.</text:p>
      <text:p text:style-name="P17">groupblogging.enabled=true</text:p>
      <text:p text:style-name="P17"/>
      <text:p text:style-name="P17">#---------------------------------</text:p>
      <text:p text:style-name="P17"># Property expansion settings</text:p>
      <text:p text:style-name="P17"/>
      <text:p text:style-name="P17"># Values of the properties in this list get system property expansion </text:p>
      <text:p text:style-name="P17"># applied to them when loaded.</text:p>
      <text:p text:style-name="P17">config.expandedProperties=uploads.dir,search.index.dir</text:p>
      <text:p text:style-name="P17"/>
      <text:p text:style-name="P17">#----------------------------------</text:p>
      <text:p text:style-name="P17"># Upload settings</text:p>
      <text:p text:style-name="P17"/>
      <text:p text:style-name="P17"># The directory in which Roller will upload files</text:p>
      <text:p text:style-name="P17">uploads.dir=${user.home}/roller_data/uploads</text:p>
      <text:p text:style-name="P17"/>
      <text:p text:style-name="P17"># The context path under which resoures will be made available </text:p>
      <text:p text:style-name="P17">uploads.url=/resources</text:p>
      <text:p text:style-name="P17"/>
      <text:p text:style-name="P17">#----------------------------------</text:p>
      <text:p text:style-name="P17"># Search index settings</text:p>
      <text:p text:style-name="P17"/>
      <text:p text:style-name="P17"># Enables indexing of weblog entries and comments and enables search servlet</text:p>
      <text:p text:style-name="P17">search.enabled=true</text:p>
      <text:p text:style-name="P17"># Directory in which search index is to be created (delete this directory to</text:p>
      <text:p text:style-name="P17"># force Roller to recreate the entire search index)</text:p>
      <text:p text:style-name="P17">search.index.dir=${user.home}/roller_data/search-index</text:p>
      <text:p text:style-name="P17"># Whether or not to include comments in the search index. <text:s/>If this</text:p>
      <text:p text:style-name="P17"># is false, comments are not included in the index.</text:p>
      <text:p text:style-name="P17">search.index.comments=true</text:p>
      <text:p text:style-name="P17"/>
      <text:p text:style-name="P17">#----------------------------------</text:p>
      <text:p text:style-name="P17"># Cache settings.</text:p>
      <text:p text:style-name="P17"># Remember ... times are in seconds</text:p>
      <text:p text:style-name="P17"># Default settings suitable for 100 user system</text:p>
      <text:p text:style-name="P17"/>
      <text:p text:style-name="P17"># Cache properties all follow the given format ...</text:p>
      <text:p text:style-name="P17"># <text:s text:c="4"/>cache.&lt;cache_id&gt;.&lt;prop&gt;=&lt;value&gt;</text:p>
      <text:p text:style-name="P17"># we then pass all &lt;prop&gt;=&lt;value&gt; pairs into the cache manager when the cache</text:p>
      <text:p text:style-name="P17"># is being constructed. <text:s/>this makes it easy to add cache properties that can</text:p>
      <text:p text:style-name="P17"># be used by the specified CacheFactory you are using.</text:p>
      <text:p text:style-name="P17">#</text:p>
      <text:p text:style-name="P17"># NOTE: it is expected that property validation happens in the CacheFactory</text:p>
      <text:p text:style-name="P17">#-----------------------------------</text:p>
      <text:p text:style-name="P17"/>
      <text:p text:style-name="P17"># The default cache implementation we want to use</text:p>
      <text:p text:style-name="P17">cache.defaultFactory=org.apache.roller.presentation.cache.ExpiringLRUCacheFactoryImpl</text:p>
      <text:p text:style-name="P17">cache.customHandlers=</text:p>
      <text:p text:style-name="P17"/>
      <text:p text:style-name="P17"># This sets how many minutes into the future we look to prepare</text:p>
      <text:p text:style-name="P17"># entries posted into the future which need to be invalidated from the cache.</text:p>
      <text:p text:style-name="P17"># It is very unlikely that this should ever need to be changed</text:p>
      <text:p text:style-name="P17">cache.futureInvalidations.peerTime=3</text:p>
      <text:p text:style-name="P17"/>
      <text:p text:style-name="P17"># Main page cache (this is low on purpose)</text:p>
      <text:p text:style-name="P17">cache.mainpage.size=10</text:p>
      <text:p text:style-name="P17">cache.mainpage.timeout=1800</text:p>
      <text:p text:style-name="P17"># set "true" to NOT cache the custom pages for users who are logged in</text:p>
      <text:p text:style-name="P17">cache.mainpage.excludeOwnerEditPages=false</text:p>
      <text:p text:style-name="P17"/>
      <text:p text:style-name="P17"># Weblog page cache (all the weblog content)</text:p>
      <text:p text:style-name="P17">cache.weblogpage.size=400</text:p>
      <text:p text:style-name="P17">cache.weblogpage.timeout=3600</text:p>
      <text:p text:style-name="P17"># set "true" to NOT cache the custom pages for users who are logged in</text:p>
      <text:p text:style-name="P17">cache.weblogpage.excludeOwnerEditPages=false</text:p>
      <text:p text:style-name="P17"/>
      <text:p text:style-name="P17"># Weblog page last-modified-date cache </text:p>
      <text:p text:style-name="P17"># you want this fairly high, like weblogs * 10, with long timeouts</text:p>
      <text:p text:style-name="P17">cache.ifmodified.weblogpage.size=1000</text:p>
      <text:p text:style-name="P17">cache.ifmodified.weblogpage.timeout=14400</text:p>
      <text:p text:style-name="P17"/>
      <text:p text:style-name="P17"># Feed cache (xml feeds like rss, atom, etc)</text:p>
      <text:p text:style-name="P17">cache.feed.size=200</text:p>
      <text:p text:style-name="P17">cache.feed.timeout=3600</text:p>
      <text:p text:style-name="P17"/>
      <text:p text:style-name="P17"># Feed last-modified-date cache</text:p>
      <text:p text:style-name="P17"># you want a reasonable size, like weblogs * 2, with long timeouts</text:p>
      <text:p text:style-name="P17">cache.ifmodified.feed.size=200</text:p>
      <text:p text:style-name="P17">cache.ifmodified.feed.timeout=14400</text:p>
      <text:p text:style-name="P17"/>
      <text:p text:style-name="P17"># Planet cache (planet page and rss feed)</text:p>
      <text:p text:style-name="P17">cache.planet.size=10</text:p>
      <text:p text:style-name="P17">cache.planet.timeout=1800</text:p>
      <text:p text:style-name="P17"># set "true" to NOT cache the custom pages for users who are logged in</text:p>
      <text:p text:style-name="P17">cache.planet.excludeOwnerEditPages=false</text:p>
      <text:p text:style-name="P17"/>
      <text:p text:style-name="P17">#----------------------------------</text:p>
      <text:p text:style-name="P17"># Secure login configs</text:p>
      <text:p text:style-name="P17"/>
      <text:p text:style-name="P17"># Enables HTTPS for login page only</text:p>
      <text:p text:style-name="P17">securelogin.enabled=false</text:p>
      <text:p text:style-name="P17"/>
      <text:p text:style-name="P17"># Enable scheme enforcement?</text:p>
      <text:p text:style-name="P17"># Scheme enforcement ensures that specific URLs are viewed only via HTTPS</text:p>
      <text:p text:style-name="P17">schemeenforcement.enabled=false</text:p>
      <text:p text:style-name="P17"># URL patterns that require HTTPS</text:p>
      <text:p text:style-name="P17">schemeenforcement.https.urls=/j_security_check,/login-redirect.jsp,/login.jsp,\</text:p>
      <text:p text:style-name="P17">/user.do,/editor/yourProfile.do,/admin/user.do,/editor/userdata</text:p>
      <text:p text:style-name="P17"/>
      <text:p text:style-name="P17"># Password security settings</text:p>
      <text:p text:style-name="P17">passwds.encryption.enabled=false</text:p>
      <text:p text:style-name="P17">passwds.encryption.algorithm=SHA</text:p>
      <text:p text:style-name="P17"/>
      <text:p text:style-name="P17">#----------------------------------</text:p>
      <text:p text:style-name="P17"># Enabled plugins ... remember, order does matter!!</text:p>
      <text:p text:style-name="P17"/>
      <text:p text:style-name="P17"># Weblog entry editor plugins</text:p>
      <text:p text:style-name="P17">plugins.page=\</text:p>
      <text:p text:style-name="P17">org.apache.roller.presentation.velocity.plugins.convertbreaks.ConvertLineBreaksPlugin \</text:p>
      <text:p text:style-name="P17">,org.apache.roller.presentation.velocity.plugins.topictag.TopicTagPlugin \</text:p>
      <text:p text:style-name="P17">,org.apache.roller.presentation.velocity.plugins.search.WikipediaLinkPlugin \</text:p>
      <text:p text:style-name="P17">,org.apache.roller.presentation.velocity.plugins.search.GoogleLinkPlugin \</text:p>
      <text:p text:style-name="P17">,org.apache.roller.presentation.velocity.plugins.textile.TextilePlugin \</text:p>
      <text:p text:style-name="P17">,org.apache.roller.presentation.velocity.plugins.acronyms.AcronymsPlugin \</text:p>
      <text:p text:style-name="P17">,org.apache.roller.presentation.velocity.plugins.bookmarks.BookmarkPlugin \</text:p>
      <text:p text:style-name="P17">,org.apache.roller.presentation.velocity.plugins.email.ObfuscateEmailPlugin \</text:p>
      <text:p text:style-name="P17">,org.apache.roller.presentation.velocity.plugins.smileys.SmileysPlugin \</text:p>
      <text:p text:style-name="P17">,org.apache.roller.presentation.velocity.plugins.readmore.ReadMorePlugin</text:p>
      <text:p text:style-name="P17"/>
      <text:p text:style-name="P17">#----------------------------------</text:p>
      <text:p text:style-name="P17"># scheduled tasks, each is comma separated list of classes</text:p>
      <text:p text:style-name="P17"/>
      <text:p text:style-name="P17"># Comma separated list of task classnames to be executed once per day</text:p>
      <text:p text:style-name="P17">tasks.daily=org.apache.roller.presentation.TurnoverReferersTask\</text:p>
      <text:p text:style-name="P17"/>
      <text:p text:style-name="P17"># Needed to enable nightly fetching of blacklist</text:p>
      <text:p text:style-name="P17">#,org.apache.roller.presentation.BlacklistUpdateTask\</text:p>
      <text:p text:style-name="P17"/>
      <text:p text:style-name="P17"># Daily Planet task: syncs weblog list with Roller, refreshes Technorati stats</text:p>
      <text:p text:style-name="P17">#,org.apache.roller.presentation.planet.SyncWebsitesTask</text:p>
      <text:p text:style-name="P17"/>
      <text:p text:style-name="P17"># Comma separated list of task classnames to be executed hourly</text:p>
      <text:p text:style-name="P17">tasks.hourly=\</text:p>
      <text:p text:style-name="P17"/>
      <text:p text:style-name="P17"># Hourly Planet task: refresh latest entry list from all weblogs in list</text:p>
      <text:p text:style-name="P17">#org.apache.roller.presentation.planet.RefreshEntriesTask</text:p>
      <text:p text:style-name="P17"/>
      <text:p text:style-name="P17">#----------------------------------</text:p>
      <text:p text:style-name="P17"># Velocity settings</text:p>
      <text:p text:style-name="P17"/>
      <text:p text:style-name="P17">velocity.properties=/WEB-INF/velocity.properties</text:p>
      <text:p text:style-name="P17">velocity.toolbox.file=/WEB-INF/toolbox.xml</text:p>
      <text:p text:style-name="P17"/>
      <text:p text:style-name="P17"># Page model implementation</text:p>
      <text:p text:style-name="P17">velocity.pagemodel.classname=org.apache.roller.presentation.velocity.PageModel</text:p>
      <text:p text:style-name="P17"># Experimental page model that allows user's access to Planet aggregations</text:p>
      <text:p text:style-name="P17">#velocity.pagemodel.classname=org.apache.roller.presentation.velocity.planet.PlanetPageModel</text:p>
      <text:p text:style-name="P17"/>
      <text:p text:style-name="P17">#----------------------------------</text:p>
      <text:p text:style-name="P17"># Persistence settings</text:p>
      <text:p text:style-name="P17"/>
      <text:p text:style-name="P17">persistence.roller.classname=org.apache.roller.business.hibernate.HibernateRollerImpl</text:p>
      <text:p text:style-name="P17">persistence.filemanager.classname=org.apache.roller.business.FileManagerImpl</text:p>
      <text:p text:style-name="P17"/>
      <text:p text:style-name="P17"># authenticator settings (experimental)</text:p>
      <text:p text:style-name="P17">authenticator.classname=org.apache.roller.presentation.DefaultAuthenticator</text:p>
      <text:p text:style-name="P17"/>
      <text:p text:style-name="P17">#----------------------------------</text:p>
      <text:p text:style-name="P17"># comment, referrer and trackback settings</text:p>
      <text:p text:style-name="P17"/>
      <text:p text:style-name="P17">comment.authenticator.classname=org.apache.roller.presentation.velocity.MathCommentAuthenticator</text:p>
      <text:p text:style-name="P17">comment.notification.separateOwnerMessage=false</text:p>
      <text:p text:style-name="P17">comment.notification.hideCommenterAddresses=false</text:p>
      <text:p text:style-name="P17"/>
      <text:p text:style-name="P17"># enables site full blacklist check on comment posts (default: true)</text:p>
      <text:p text:style-name="P17">site.blacklist.enable.comments=true</text:p>
      <text:p text:style-name="P17"/>
      <text:p text:style-name="P17"># enables site full blacklist check at time of trackback post (default: true)</text:p>
      <text:p text:style-name="P17">site.blacklist.enable.trackbacks=true</text:p>
      <text:p text:style-name="P17"/>
      <text:p text:style-name="P17"># enables partial blacklist check (not including blacklist.txt) for each incoming referrer</text:p>
      <text:p text:style-name="P17">site.blacklist.enable.referrers=true</text:p>
      <text:p text:style-name="P17"/>
      <text:p text:style-name="P17"># Trackback protection. Set this only if you need to limit the URLs to</text:p>
      <text:p text:style-name="P17"># which users may send trackbacks. Regex expressions are allowed, for example:</text:p>
      <text:p text:style-name="P17"># trackback.allowedURLs=http://w3.ibm.com/.*||http://another.example.com/.*</text:p>
      <text:p text:style-name="P17">trackback.allowedURLs=</text:p>
      <text:p text:style-name="P17"/>
      <text:p text:style-name="P17">#Robot check in referral processing. If this pattern is set and the User-Agent in the</text:p>
      <text:p text:style-name="P17">#request matches this pattern, all referral processing is skipped; this means that</text:p>
      <text:p text:style-name="P17">#the referral spam check is skipped, the request is allowed to proceed, but the</text:p>
      <text:p text:style-name="P17">#referrer is not recorded and hit count is not incremented. <text:s/>Recommended for large sites</text:p>
      <text:p text:style-name="P17">#that get a lot of legitimate crawler bot traffic. <text:s/>The pattern here is a suggestion that</text:p>
      <text:p text:style-name="P17">#has been reported to work well.</text:p>
      <text:p text:style-name="P17">#referrer.robotCheck.userAgentPattern=.*(slurp|bot|java).*</text:p>
      <text:p text:style-name="P17"/>
      <text:p text:style-name="P17"># Enable built-in referrer processing?</text:p>
      <text:p text:style-name="P17">referrers.processing.enabled=true</text:p>
      <text:p text:style-name="P17"/>
      <text:p text:style-name="P17"># Change to true if you want to process referrers asynchronously.</text:p>
      <text:p text:style-name="P17"># You can choose how many threads to use and sleep time (in seconds) </text:p>
      <text:p text:style-name="P17">referrers.asyncProcessing.enabled=false</text:p>
      <text:p text:style-name="P17">referrers.queue.numWorkers=3</text:p>
      <text:p text:style-name="P17">referrers.queue.sleepTime=10</text:p>
      <text:p text:style-name="P17"/>
      <text:p text:style-name="P17">#----------------------------------</text:p>
      <text:p text:style-name="P17"># ping settings</text:p>
      <text:p text:style-name="P17"/>
      <text:p text:style-name="P17"># The number of attempts to try to reach a ping target before refusing to </text:p>
      <text:p text:style-name="P17"># requeue it for further retrials. If absent, this defaults to 3.</text:p>
      <text:p text:style-name="P17">pings.maxPingAttempts=3</text:p>
      <text:p text:style-name="P17"/>
      <text:p text:style-name="P17"># The interval between ping queue processing runs in minutes. <text:s/>Must be between </text:p>
      <text:p text:style-name="P17"># 0 and 120. If set to 0, ping queue processing is disabled on this server; </text:p>
      <text:p text:style-name="P17"># this is for clustered environments. Make sure it is nonzero on one host in </text:p>
      <text:p text:style-name="P17"># a cluster. <text:s/>Don't use the value 0 here to disable ping functionality, you </text:p>
      <text:p text:style-name="P17"># will instead get an infinitely growing ping queue. <text:s/>See the documentation on </text:p>
      <text:p text:style-name="P17"># the properties below to disable ping functionality if you need to.</text:p>
      <text:p text:style-name="P17"># If absent, this defaults to 5.</text:p>
      <text:p text:style-name="P17">pings.queueProcessingIntervalMins=5</text:p>
      <text:p text:style-name="P17"/>
      <text:p text:style-name="P17"># The set of initial common ping targets. <text:s/>This is used to initialize the </text:p>
      <text:p text:style-name="P17"># database if there are no common ping targets at startup. <text:s/>Ping targets are </text:p>
      <text:p text:style-name="P17"># specified as a comma-separated list, each target in the form {{name}{url}}. <text:s/></text:p>
      <text:p text:style-name="P17"># To disable initialization of common ping targets, comment this out, or set it</text:p>
      <text:p text:style-name="P17"># to the empty value. <text:s/>Common targets can be edited in the UI; this is just </text:p>
      <text:p text:style-name="P17"># used to set up some typical ones.</text:p>
      <text:p text:style-name="P17">pings.initialCommonTargets=\</text:p>
      <text:p text:style-name="P17">{{Technorati}{http://rpc.technorati.com/rpc/ping}}\</text:p>
      <text:p text:style-name="P17">,{{Weblogs.com}{http://rpc.weblogs.com/RPC2}}\</text:p>
      <text:p text:style-name="P17">,{{blo.gs}{http://ping.blo.gs/}}\</text:p>
      <text:p text:style-name="P17">,{{java.blogs}{http://javablogs.com/xmlrpc}}\</text:p>
      <text:p text:style-name="P17">,{{blogrolling.com}{http://rpc.blogrolling.com/pinger/}}</text:p>
      <text:p text:style-name="P17"/>
      <text:p text:style-name="P17"># This controls whether users are allowed to add custom ping targets. <text:s/></text:p>
      <text:p text:style-name="P17"># Set this to false to disallow adding custom targets; if false, the </text:p>
      <text:p text:style-name="P17"># Weblog:Custom Ping Targets menu item will not appear and associated actions </text:p>
      <text:p text:style-name="P17"># will result in access denied messages. <text:s/>Leave this false or commented for </text:p>
      <text:p text:style-name="P17"># normal behavior. </text:p>
      <text:p text:style-name="P17"># CAUTION: Setting this to true will cause the server to remove all users' </text:p>
      <text:p text:style-name="P17"># existing custom targets on startup.</text:p>
      <text:p text:style-name="P17">pings.disallowCustomTargets=false</text:p>
      <text:p text:style-name="P17"/>
      <text:p text:style-name="P17"># This controls whether the Weblog:Pings menu item and its associated actions </text:p>
      <text:p text:style-name="P17"># are enabled. <text:s/>Set this to false to disallow users from configuring autopings </text:p>
      <text:p text:style-name="P17"># and doing manual pings. <text:s/>If absent, this defaults to true.</text:p>
      <text:p text:style-name="P17"># NOTE: There is a separate runtime property (configurable from the </text:p>
      <text:p text:style-name="P17"># Admin:Configuration page, that can be used to suspend ping processing without </text:p>
      <text:p text:style-name="P17"># disabling the UI.</text:p>
      <text:p text:style-name="P17"># CAUTION: Setting this to true will cause the server to remove all users' </text:p>
      <text:p text:style-name="P17"># existing autoping configurations on startup. Leave this false or commented </text:p>
      <text:p text:style-name="P17"># for normal behavior.</text:p>
      <text:p text:style-name="P17">pings.disablePingUsage=false</text:p>
      <text:p text:style-name="P17"/>
      <text:p text:style-name="P17"># Setting both pings.disallowCustomTarget=true and pings.disablePingUsage=true </text:p>
      <text:p text:style-name="P17"># will effectively disable the ping functionality.</text:p>
      <text:p text:style-name="P17"/>
      <text:p text:style-name="P17"># This is used for debugging the ping mechanism in Roller. <text:s/>If this is set </text:p>
      <text:p text:style-name="P17"># to true, pings that would normally be sent will cause log messages to be sent </text:p>
      <text:p text:style-name="P17"># but will NOT actually result in real pings being sent. <text:s/>Leave this false or </text:p>
      <text:p text:style-name="P17"># commented for normal behavior.</text:p>
      <text:p text:style-name="P17">pings.logOnly=false</text:p>
      <text:p text:style-name="P17"/>
      <text:p text:style-name="P17">#----------------------------------</text:p>
      <text:p text:style-name="P17"># Planet Aggregator settings</text:p>
      <text:p text:style-name="P17"/>
      <text:p text:style-name="P17"># Set to true to enable the Planet aggregator. This will cause:</text:p>
      <text:p text:style-name="P17"># - The main page of Roller will become an aggregated view of all blogs in the </text:p>
      <text:p text:style-name="P17"># <text:s text:c="2"/>Roller database, plus those defined in the Planet group 'external'.</text:p>
      <text:p text:style-name="P17"># - A new menu tab will appear for Roller admin users. This allows admins to </text:p>
      <text:p text:style-name="P17"># <text:s text:c="2"/>add/remove newsfeed subscriptions in the 'external' group.</text:p>
      <text:p text:style-name="P17"># - Users can then subscribe to several newsfeeds:</text:p>
      <text:p text:style-name="P17"># <text:s text:c="5"/>- http://localhost:8080/roller/rss</text:p>
      <text:p text:style-name="P17"># <text:s text:c="5"/>- http://localhost:8080/roller/planetrss</text:p>
      <text:p text:style-name="P17"># <text:s text:c="5"/>- http://localhost:8080/roller/planetrss?group=external</text:p>
      <text:p text:style-name="P17">planet.aggregator.enabled=false</text:p>
      <text:p text:style-name="P17"/>
      <text:p text:style-name="P17"># Planet cache must exist and must be writable by Roller process</text:p>
      <text:p text:style-name="P17">planet.aggregator.cache.dir=/var/roller/planetcache</text:p>
      <text:p text:style-name="P17"/>
      <text:p text:style-name="P17"># Number of queries allowed per day</text:p>
      <text:p text:style-name="P17">planet.aggregator.technorati.limit=500</text:p>
      <text:p text:style-name="P17"/>
      <text:p text:style-name="P17">#----------------------------------</text:p>
      <text:p text:style-name="P17"># defaults for new weblogs</text:p>
      <text:p text:style-name="P17"/>
      <text:p text:style-name="P17"># list of links to include in root bookmark folder of each new blog</text:p>
      <text:p text:style-name="P17"># format is like so: linktitle2|linkurl2,linktitle2|linkurl2,linktitle3|linkurl3</text:p>
      <text:p text:style-name="P17">newuser.blogroll=\</text:p>
      <text:p text:style-name="P17">Dave Johnson|http://rollerweblogger.org/page/roller,\</text:p>
      <text:p text:style-name="P17">Matt Raible|http://raibledesigns.com/page/rd,\</text:p>
      <text:p text:style-name="P17">Lance Lavandowska|http://brainopolis.dnsalias.com/roller/page/lance,\</text:p>
      <text:p text:style-name="P17">Henri Yandell|http://blog.generationjava.com/roller/page/bayard,\</text:p>
      <text:p text:style-name="P17">blogs.sun.com|http://blogs.sun.com,\</text:p>
      <text:p text:style-name="P17">jroller.com|http://jroller.com</text:p>
      <text:p text:style-name="P17"/>
      <text:p text:style-name="P17"># comma-separated list of top-level categories to be created in each new weblog</text:p>
      <text:p text:style-name="P17">newuser.categories=\</text:p>
      <text:p text:style-name="P17">General,Status,Java,Music,Politics</text:p>
      <text:p text:style-name="P17"/>
      <text:p text:style-name="P17"># Default weblog editor</text:p>
      <text:p text:style-name="P17"># The list of available editors is in rollerRuntimeConfigDefs.xml</text:p>
      <text:p text:style-name="P17">newweblog.editor=editor-text.jsp</text:p>
      <text:p text:style-name="P17"/>
      <text:p text:style-name="P17">#----------------------------------</text:p>
      <text:p text:style-name="P17"># misc settings</text:p>
      <text:p text:style-name="P17"/>
      <text:p text:style-name="P17">rememberme.enabled=true</text:p>
      <text:p text:style-name="P17">breadcrumbs.stacksize=3</text:p>
      <text:p text:style-name="P17">debug.memory.enabled=false</text:p>
      <text:p text:style-name="P17"/>
      <text:p text:style-name="P17"># editor theme to be used (corresponds to directory name under /theme)</text:p>
      <text:p text:style-name="P17">editor.theme=tan</text:p>
      <text:p text:style-name="P17"/>
      <text:p text:style-name="P17">#---------------------------------</text:p>
      <text:p text:style-name="P17"># settings for various plugins</text:p>
      <text:p text:style-name="P17"/>
      <text:p text:style-name="P17"># Optional site-wide customization settings for the TopicTag plugin.</text:p>
      <text:p text:style-name="P17"># n.b. these default settings match the coded default values that would be </text:p>
      <text:p text:style-name="P17"># applied if these were omitted.</text:p>
      <text:p text:style-name="P17">org.apache.roller.presentation.velocity.plugins.topictag.TopicTagPlugin.defaultTopicBookmarkName=Default Topic Site</text:p>
      <text:p text:style-name="P17">org.apache.roller.presentation.velocity.plugins.topictag.TopicTagPlugin.defaultTopicSite=http://www.technorati.com/tag</text:p>
      <text:p text:style-name="P17">org.apache.roller.presentation.velocity.plugins.topictag.TopicTagPlugin.tagRegexWithBookmark=topic:\\{(.*?)\\}\\[(.*?)\\]</text:p>
      <text:p text:style-name="P17">org.apache.roller.presentation.velocity.plugins.topictag.TopicTagPlugin.tagRegexWithoutBookmark=topic:\\[(.*?)\\]</text:p>
      <text:p text:style-name="P17">org.apache.roller.presentation.velocity.plugins.topictag.TopicTagPlugin.linkFormatString=&lt;a rel=\"tag\" href=\"{0}{1}\"&gt;{2}&lt;/a&gt;</text:p>
      <text:p text:style-name="P17"/>
      <text:p text:style-name="P17"># Set to true to allow only default topic tag site (and avoid costly bookmark queries)</text:p>
      <text:p text:style-name="P17">org.apache.roller.presentation.velocity.plugins.topictag.TopicTagPlugin.ignoreBookmarks=true</text:p>
      <text:p text:style-name="P17"/>
      <text:p text:style-name="P17">#---------------------------------</text:p>
      <text:p text:style-name="P17"># Experimental settings</text:p>
      <text:p text:style-name="P17"/>
      <text:p text:style-name="P17"># Atom Publishing Protocol (APP) - this is an incomplete and untested </text:p>
      <text:p text:style-name="P17"># implementation of an unfinished IETF specification. Intended only for </text:p>
      <text:p text:style-name="P17"># interoperability testing. DO NOT ENABLE IN PRODUCTION!</text:p>
      <text:p text:style-name="P17">webservices.atomprotocol.enabled=false</text:p>
      <text:p text:style-name="P17"/>
      <text:p text:style-name="P17">#----------------------------------</text:p>
      <text:p text:style-name="P17"># legacy settings (thing that should be deprecated</text:p>
      <text:p text:style-name="P17"/>
      <text:p text:style-name="P17"># settings for old #showNewseeds macro (not related to Planet stuff)</text:p>
      <text:p text:style-name="P17">aggregator.enabled=false</text:p>
      <text:p text:style-name="P17">aggregator.cache.enabled=</text:p>
      <text:p text:style-name="P17">aggregator.cache.timeout=14400</text:p>
      <text:p text:style-name="P17"/>
      <text:h text:style-name="P12" text:outline-level="2"><text:bookmark-start text:name="DDE_LINK2"/>Appendix C: Setting up the optional JSPWiki plugin</text:h>
      <text:p text:style-name="Text_20_body">If you'd like to use Roller's JSPWiki plugin, you must 1) download and install the required JSPWiki jars and 2) enable the JSPWiki plugin via a Roller custom configuration file.</text:p>
      <text:p text:style-name="Text_20_body"><text:span text:style-name="T1">WARNING</text:span>: The JSPWiki editor has been deprecated (due to LGPL licensing) and may be removed from a future release of Roller.</text:p>
      <text:h text:style-name="Heading_20_3" text:outline-level="3">Downloading and installing the required JSPWiki jars</text:h>
      <text:p text:style-name="Text_20_body">Download JSPWiki version 2.2.33 from <text:a xlink:type="simple" xlink:href="http://jspwiki.org/">http://jspwiki.org</text:a>, copy the following jars from JSPWiki's WEB-INF/lib directory to Roller's WEB-INF/lib directory:</text:p>
      <text:list text:style-name="L18">
        <text:list-item>
          <text:p text:style-name="P56">JSPWiki.jar</text:p>
        </text:list-item>
        <text:list-item>
          <text:p text:style-name="P56">ecs.jar</text:p>
        </text:list-item>
        <text:list-item>
          <text:p text:style-name="P56">jrcs-diff.jar</text:p>
        </text:list-item>
        <text:list-item>
          <text:p text:style-name="P56">oscache.jar</text:p>
        </text:list-item>
      </text:list>
      <text:p text:style-name="Text_20_body"><text:span text:style-name="T1">NOTE</text:span>: The Roller Support project at Java.Net offers some bundles that might make this part <text:s/>of the installation easier. Visit <text:a xlink:type="simple" xlink:href="http://roller.dev.java.net/">http://roller.dev.java.net</text:a> for more information.</text:p>
      <text:h text:style-name="Heading_20_3" text:outline-level="3">Enable the JSPWiki plugin via Roller property override</text:h>
      <text:p text:style-name="Text_20_body">Follow the instructions in Appendix B for setting up a <text:span text:style-name="T5">roller-custom.properties</text:span> file. You'll need to override the <text:span text:style-name="T5">plugins.page</text:span> property to ensure that the JSPWiki plugin is included in the list. For example, this setting would add the JSPWiki to the end of the list of built-in Roller plugins:</text:p>
      <text:p text:style-name="P57">plugins.page=\</text:p>
      <text:p text:style-name="P57">org.apache.roller.presentation.velocity.plugins.convertbreaks.ConvertLineBreaksPlugin \</text:p>
      <text:p text:style-name="P57">,org.apache.roller.presentation.velocity.plugins.topictag.TopicTagPlugin \</text:p>
      <text:p text:style-name="P57">,org.apache.roller.presentation.velocity.plugins.search.WikipediaLinkPlugin \</text:p>
      <text:p text:style-name="P57">,org.apache.roller.presentation.velocity.plugins.search.GoogleLinkPlugin \</text:p>
      <text:p text:style-name="P57">,org.apache.roller.presentation.velocity.plugins.textile.TextilePlugin \</text:p>
      <text:p text:style-name="P57">,org.apache.roller.presentation.velocity.plugins.acronyms.AcronymsPlugin \</text:p>
      <text:p text:style-name="P57">,org.apache.roller.presentation.velocity.plugins.bookmarks.BookmarkPlugin \</text:p>
      <text:p text:style-name="P57">,org.apache.roller.presentation.velocity.plugins.email.ObfuscateEmailPlugin \</text:p>
      <text:p text:style-name="P57">,org.apache.roller.presentation.velocity.plugins.smileys.SmileysPlugin \</text:p>
      <text:p text:style-name="P57">,org.apache.roller.presentation.velocity.plugins.readmore.ReadMorePlugin<text:span text:style-name="T1"> \</text:span></text:p>
      <text:p text:style-name="P58">,org.apache.roller.presentation.velocity.plugins.jspwiki.WikiPlugin<text:bookmark-end text:name="DDE_LINK2"/></text:p>
      <text:p text:style-name="P17"/>
      <text:p text:style-name="Text_20_body"/>
      <text:p text:style-name="Text_20_body"/>
      <text:h text:style-name="P12" text:outline-level="2">Appendix D: Setting up the optional Ekit editor page</text:h>
      <text:p text:style-name="Text_20_body">If you'd like to continue to use Roller's Ekit editor page, which was deprecated in Roller 2.3, you must 1) download and install the Ekit applet jar and 2) add the Ekit page to the list of available editors in the Roller runtime configuration file.</text:p>
      <text:p text:style-name="Text_20_body"><text:span text:style-name="T1">WARNING</text:span>: The Ekit editor has been deprecated (due to LGPL licensing) and may be removed from a future release of Roller.</text:p>
      <text:h text:style-name="Heading_20_3" text:outline-level="3">Downloading and installing the required Ekit applet jar</text:h>
      <text:p text:style-name="Text_20_body">Download Ekit version 1.1 from <text:a xlink:type="simple" xlink:href="http://www.hexidec.com/ekit.phaa">http://www.hexidec.com/ekit.ph</text:a>p and place the Ekit <text:span text:style-name="T5">ekitappletspell.jar</text:span> jar in Roller's editor direcotory.</text:p>
      <text:p text:style-name="Text_20_body"><text:span text:style-name="T1">NOTE</text:span>: The Roller Support project at Java.Net offers some bundles that might make this part <text:s/>of the installation easier. Visit <text:a xlink:type="simple" xlink:href="http://roller.dev.java.net/">http://roller.dev.java.net</text:a> for more information.</text:p>
      <text:h text:style-name="Heading_20_3" text:outline-level="3">Enable the Ekit plugin via Roller runtime configuration definitions file</text:h>
      <text:p text:style-name="Text_20_body">If you want users to be able to pick the old Ekit editor page, then you'll need to add it to the Roller runtime configuration definition file in <text:span text:style-name="T5">WEB-INF/rollerRuntimeConfigDefs.xml</text:span> as follows:</text:p>
      <text:p text:style-name="P59">&lt;property-def <text:s/>name="users.editor.pages" <text:s/>key="configForm.editorPages"&gt;</text:p>
      <text:p text:style-name="P59"><text:s text:c="3"/>&lt;type&gt;text&lt;/type&gt;</text:p>
      <text:p text:style-name="P59"><text:s text:c="3"/>&lt;default-value&gt;editor-text.jsp,editor-rte.jsp, <text:span text:style-name="T1">editor-ekit.jsp</text:span>&lt;/default-value&gt;</text:p>
      <text:p text:style-name="P59"><text:s text:c="3"/>&lt;rows&gt;3&lt;/rows&gt;</text:p>
      <text:p text:style-name="P59"><text:s text:c="3"/>&lt;cols&gt;40&lt;/cols&gt;</text:p>
      <text:p text:style-name="P59">&lt;/property-def&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5-05T15:11:32</dc:date>
    <dc:language>en-US</dc:language>
    <meta:editing-cycles>66</meta:editing-cycles>
    <meta:editing-duration>PT14H30M43S</meta:editing-duration>
    <meta:user-defined meta:name="Info 1"/>
    <meta:user-defined meta:name="Info 2"/>
    <meta:user-defined meta:name="Info 3"/>
    <meta:user-defined meta:name="Info 4"/>
    <meta:document-statistic meta:table-count="0" meta:image-count="0" meta:object-count="0" meta:page-count="28" meta:paragraph-count="692" meta:word-count="6439" meta:character-count="45604"/>
  </office:meta>
</office:document-meta>
</file>